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6" draw:layer="layout" svg:width="1.27cm" svg:height="1.27cm" svg:x="15.735cm" svg:y="5.08cm">
          <text:p text:style-name="P1">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1.27cm" svg:height="1.27cm" svg:x="12.93cm" svg:y="0.6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905cm" svg:height="1.27cm" svg:x="20.175cm" svg:y="5.08cm">
          <text:p text:style-name="P1">mot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.54cm" svg:height="1.27cm" svg:x="17.37cm" svg:y="2.94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3.175cm" svg:height="1.27cm" svg:x="6.99cm" svg:y="2.94cm">
          <text:p text:style-name="P1">graph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5.22cm" svg:y="5.08cm">
          <text:p text:style-name="P1">us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27cm" svg:height="1.27cm" svg:x="10.42cm" svg:y="5.08cm">
          <text:p text:style-name="P1">v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905cm" svg:height="1cm" svg:x="3.715cm" svg:y="7.255cm">
          <text:p text:style-name="P1">0,9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1.91cm" svg:height="0.999cm" svg:x="5.95cm" svg:y="7.256cm">
          <text:p text:style-name="P1">45,29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1.905cm" svg:height="1cm" svg:x="9.016cm" svg:y="7.255cm">
          <text:p text:style-name="P1">13,0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1.91cm" svg:height="0.999cm" svg:x="11.251cm" svg:y="7.256cm">
          <text:p text:style-name="P1">67,328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1.905cm" svg:height="1cm" svg:x="14.317cm" svg:y="7.255cm">
          <text:p text:style-name="P1">1,44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1.91cm" svg:height="0.999cm" svg:x="16.552cm" svg:y="7.256cm">
          <text:p text:style-name="P1">8,20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1.905cm" svg:height="1cm" svg:x="19.117cm" svg:y="7.255cm">
          <text:p text:style-name="P1">1,29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2.778cm" svg:height="0.999cm" svg:x="21.352cm" svg:y="7.256cm">
          <text:p text:style-name="P1">449,134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2cm" svg:y1="1.27cm" svg:x2="18.64cm" svg:y2="2.94cm" draw:start-shape="id1" draw:start-glue-point="10" draw:end-shape="id2" draw:end-glue-point="4" svg:d="m14200 1270 4440 1670">
          <text:p/>
        </draw:connector>
        <draw:connector draw:style-name="gr2" draw:text-style-name="P1" draw:layer="layout" draw:type="line" svg:x1="12.93cm" svg:y1="1.27cm" svg:x2="8.578cm" svg:y2="2.94cm" draw:start-shape="id1" draw:start-glue-point="6" draw:end-shape="id3" draw:end-glue-point="4" svg:d="m12930 1270-4352 1670">
          <text:p/>
        </draw:connector>
        <draw:connector draw:style-name="gr2" draw:text-style-name="P1" draw:layer="layout" draw:type="line" svg:x1="5.855cm" svg:y1="5.08cm" svg:x2="7.455cm" svg:y2="4.024cm" draw:start-shape="id4" draw:start-glue-point="4" draw:end-shape="id3" draw:end-glue-point="7" svg:d="m5855 5080 1600-1056">
          <text:p/>
        </draw:connector>
        <draw:connector draw:style-name="gr2" draw:text-style-name="P1" draw:layer="layout" draw:type="line" svg:x1="9.7cm" svg:y1="4.024cm" svg:x2="11.055cm" svg:y2="5.08cm" draw:start-shape="id3" draw:start-glue-point="9" draw:end-shape="id5" draw:end-glue-point="4" svg:d="m9700 4024 1355 1056">
          <text:p/>
        </draw:connector>
        <draw:connector draw:style-name="gr2" draw:text-style-name="P1" draw:layer="layout" draw:type="line" svg:x1="16.37cm" svg:y1="5.08cm" svg:x2="17.742cm" svg:y2="4.024cm" draw:start-shape="id6" draw:start-glue-point="4" draw:end-shape="id2" draw:end-glue-point="7" svg:d="m16370 5080 1372-1056">
          <text:p/>
        </draw:connector>
        <draw:connector draw:style-name="gr2" draw:text-style-name="P1" draw:layer="layout" draw:type="line" svg:x1="19.538cm" svg:y1="4.024cm" svg:x2="21.128cm" svg:y2="5.08cm" draw:start-shape="id2" draw:start-glue-point="9" draw:end-shape="id7" draw:end-glue-point="4" svg:d="m19538 4024 1590 1056">
          <text:p/>
        </draw:connector>
        <draw:connector draw:style-name="gr2" draw:text-style-name="P1" draw:layer="layout" draw:type="line" svg:x1="5.406cm" svg:y1="6.164cm" svg:x2="4.667cm" svg:y2="7.255cm" draw:start-shape="id4" draw:start-glue-point="7" draw:end-shape="id8" draw:end-glue-point="0" svg:d="m5406 6164-739 1091">
          <text:p/>
        </draw:connector>
        <draw:connector draw:style-name="gr2" draw:text-style-name="P1" draw:layer="layout" draw:type="line" svg:x1="6.304cm" svg:y1="6.164cm" svg:x2="6.905cm" svg:y2="7.256cm" draw:start-shape="id4" draw:start-glue-point="9" draw:end-shape="id9" draw:end-glue-point="0" svg:d="m6304 6164 601 1092">
          <text:p/>
        </draw:connector>
        <draw:connector draw:style-name="gr2" draw:text-style-name="P1" draw:layer="layout" draw:type="line" svg:x1="10.606cm" svg:y1="6.164cm" svg:x2="9.968cm" svg:y2="7.255cm" draw:start-shape="id5" draw:start-glue-point="7" draw:end-shape="id10" draw:end-glue-point="0" svg:d="m10606 6164-638 1091">
          <text:p/>
        </draw:connector>
        <draw:connector draw:style-name="gr2" draw:text-style-name="P1" draw:layer="layout" draw:type="line" svg:x1="11.504cm" svg:y1="6.164cm" svg:x2="12.206cm" svg:y2="7.256cm" draw:start-shape="id5" draw:start-glue-point="9" draw:end-shape="id11" draw:end-glue-point="0" svg:d="m11504 6164 702 1092">
          <text:p/>
        </draw:connector>
        <draw:connector draw:style-name="gr2" draw:text-style-name="P1" draw:layer="layout" draw:type="line" svg:x1="15.921cm" svg:y1="6.164cm" svg:x2="15.269cm" svg:y2="7.255cm" draw:start-shape="id6" draw:start-glue-point="7" draw:end-shape="id12" draw:end-glue-point="0" svg:d="m15921 6164-652 1091">
          <text:p/>
        </draw:connector>
        <draw:connector draw:style-name="gr2" draw:text-style-name="P1" draw:layer="layout" draw:type="line" svg:x1="16.819cm" svg:y1="6.164cm" svg:x2="17.507cm" svg:y2="7.256cm" draw:start-shape="id6" draw:start-glue-point="9" draw:end-shape="id13" draw:end-glue-point="0" svg:d="m16819 6164 688 1092">
          <text:p/>
        </draw:connector>
        <draw:connector draw:style-name="gr2" draw:text-style-name="P1" draw:layer="layout" draw:type="line" svg:x1="20.454cm" svg:y1="6.164cm" svg:x2="20.069cm" svg:y2="7.255cm" draw:start-shape="id7" draw:start-glue-point="7" draw:end-shape="id14" draw:end-glue-point="0" svg:d="m20454 6164-385 1091">
          <text:p/>
        </draw:connector>
        <draw:connector draw:style-name="gr2" draw:text-style-name="P1" draw:layer="layout" draw:type="line" svg:x1="21.801cm" svg:y1="6.164cm" svg:x2="22.741cm" svg:y2="7.256cm" draw:start-shape="id7" draw:start-glue-point="9" draw:end-shape="id15" draw:end-glue-point="0" svg:d="m21801 6164 940 1092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gjoo Kanazawa</meta:initial-creator>
    <meta:creation-date>2011-10-22T14:07:42</meta:creation-date>
    <meta:editing-duration>PT00H06M44S</meta:editing-duration>
    <meta:editing-cycles>2</meta:editing-cycles>
    <dc:date>2011-10-22T15:01:28</dc:date>
    <dc:creator>Angjoo Kanazawa</dc:creator>
    <meta:document-statistic meta:object-count="52"/>
    <meta:generator>OpenOffice.org/3.2$Unix OpenOffice.org_project/320m12$Build-9483</meta:generator>
  </office:meta>
</office:document-meta>
</file>